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5.72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941cm" fo:min-width="6.2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14cm" fo:min-width="5.5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068cm" fo:min-width="5.723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81cm" svg:x="3.032cm" svg:y="3.794cm">
          <text:p text:style-name="P1">Board:</text:p>
          <text:p text:style-name="P1">- printBoard()</text:p>
          <text:p text:style-name="P1">- getTreasurePosition()</text:p>
          <text:p text:style-name="P1">-treasurePosti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731cm" svg:height="4.191cm" svg:x="11.414cm" svg:y="3.667cm">
          <text:p text:style-name="P1">MovingObject</text:p>
          <text:p text:style-name="P1">- posi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096cm" svg:height="4.064cm" svg:x="15.351cm" svg:y="9.128cm">
          <text:p text:style-name="P1">Player</text:p>
          <text:p text:style-name="P1">- move(direction)</text:p>
          <text:p text:style-name="P1">- positionCheck(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6.223cm" svg:height="4.318cm" svg:x="8.239cm" svg:y="9.128cm">
          <text:p text:style-name="P1">Trap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779cm" svg:y1="7.858cm" svg:x2="11.35cm" svg:y2="9.128cm" draw:start-shape="id1" draw:start-glue-point="2" draw:end-shape="id2" draw:end-glue-point="0" svg:d="M14779 7858v635h-3429v635" svg:viewBox="0 0 3430 1271">
          <text:p/>
        </draw:connector>
        <draw:connector draw:style-name="gr5" draw:text-style-name="P1" draw:layer="layout" svg:x1="14.816cm" svg:y1="8.502cm" svg:x2="18.399cm" svg:y2="9.128cm" draw:end-shape="id3" draw:end-glue-point="0" svg:d="M14816 8502v63h3583v563" svg:viewBox="0 0 3584 6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30:03.166202396</meta:creation-date>
    <dc:date>2021-09-13T23:29:34.755493002</dc:date>
    <meta:editing-duration>PT7H39M11S</meta:editing-duration>
    <meta:editing-cycles>1</meta:editing-cycles>
    <meta:document-statistic meta:object-count="6"/>
    <meta:generator>LibreOffice/6.4.7.2$Linux_X86_64 LibreOffice_project/40$Build-2</meta:generator>
  </office:meta>
</office:document-meta>
</file>